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5.2984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4256in" fo:break-before="auto" style:use-optimal-row-height="false"/>
    </style:style>
    <style:style style:name="ro4" style:family="table-row">
      <style:table-row-properties style:row-height="0.4717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wrap-option="wrap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background-color="#ccff99" fo:wrap-option="wrap" style:rotation-angle="0"/>
    </style:style>
    <style:style style:name="ce6" style:family="table-cell" style:parent-style-name="Default">
      <style:table-cell-properties fo:wrap-option="wrap" style:rotation-angle="0"/>
    </style:style>
    <style:style style:name="ce7" style:family="table-cell" style:parent-style-name="Default">
      <style:table-cell-properties fo:background-color="#ccff99" fo:wrap-option="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5" table:default-cell-style-name="ce6"/>
        <table:table-column table:style-name="co4" table:number-columns-repeated="1021" table:default-cell-style-name="ce8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Theme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Priority</text:p>
          </table:table-cell>
          <table:table-cell table:style-name="ce7" office:value-type="string">
            <text:p>Status</text:p>
          </table:table-cell>
          <table:table-cell table:style-name="ce7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sers</text:p>
          </table:table-cell>
          <table:table-cell office:value-type="string">
            <text:p>As an unauthorized user I want to login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sers</text:p>
          </table:table-cell>
          <table:table-cell office:value-type="string">
            <text:p>As an authorized user I want to logout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ndidates</text:p>
          </table:table-cell>
          <table:table-cell office:value-type="string">
            <text:p>As an authorized user I want to search candidates in the inner databas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manually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from fil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by link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ndidates</text:p>
          </table:table-cell>
          <table:table-cell office:value-type="string">
            <text:p>As an authorized user I want to view candidate's profil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ndidates</text:p>
          </table:table-cell>
          <table:table-cell office:value-type="string">
            <text:p>As an authorized user I want to edit candidate's information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ndidates</text:p>
          </table:table-cell>
          <table:table-cell office:value-type="string">
            <text:p>As an authorized user I want to delete candidates from the databas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acancies</text:p>
          </table:table-cell>
          <table:table-cell office:value-type="string">
            <text:p>As an authorized user I want to add vacancy so that it appears in the list of vacancies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Vacancies</text:p>
          </table:table-cell>
          <table:table-cell office:value-type="string">
            <text:p>As an authorized user I want to edit vacancie's profil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Vacancies, </text:p>
            <text:p>Candidates</text:p>
          </table:table-cell>
          <table:table-cell office:value-type="string">
            <text:p>As an authorized user I want to attach candidates to the vacancy from vacancy profil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Vacancies</text:p>
          </table:table-cell>
          <table:table-cell office:value-type="string">
            <text:p>As an authorized user I want to search vacancies in the inner database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Vacancies</text:p>
          </table:table-cell>
          <table:table-cell office:value-type="string">
            <text:p>As an authorized user I want to view all the candidates attached to concrete vacancy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sers</text:p>
          </table:table-cell>
          <table:table-cell office:value-type="string">
            <text:p>As an authorized user I want to view my profile 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sers</text:p>
          </table:table-cell>
          <table:table-cell office:value-type="string">
            <text:p>As an authorized user I want to edit my profil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sers</text:p>
          </table:table-cell>
          <table:table-cell office:value-type="string">
            <text:p>As an unauthorized user I want to reset my password when I forget it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rs</text:p>
          </table:table-cell>
          <table:table-cell office:value-type="string">
            <text:p>As an authorized user I want to change my password 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acancies, </text:p>
            <text:p>Candidates</text:p>
          </table:table-cell>
          <table:table-cell office:value-type="string">
            <text:p>As an authorized user I want to attach candidates to the vacancy from vacancy creating pag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acancies</text:p>
          </table:table-cell>
          <table:table-cell office:value-type="string">
            <text:p>As an authorized user I want to delete vacancies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acancies</text:p>
          </table:table-cell>
          <table:table-cell office:value-type="string">
            <text:p>As an authorized user I want to change vacancy status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Vacancies</text:p>
          </table:table-cell>
          <table:table-cell office:value-type="string">
            <text:p>As an authorized user I want to change vacancy stage for candidat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Vacancies</text:p>
          </table:table-cell>
          <table:table-cell office:value-type="string">
            <text:p>As an authorized user I want to add a comment for a stage that requires commenting so that the comment shows in vacancy profile page 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Vacancies, <text:s/></text:p>
            <text:p>Candidates</text:p>
          </table:table-cell>
          <table:table-cell office:value-type="string">
            <text:p>As an authorized user I want to delete (unattach) candidate from the vacancy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andidates</text:p>
          </table:table-cell>
          <table:table-cell office:value-type="string">
            <text:p>As an authorized user I want to load <text:s/>candidates from archiv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oles</text:p>
          </table:table-cell>
          <table:table-cell office:value-type="string">
            <text:p>As an administrator I want to add a new role to the system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es</text:p>
          </table:table-cell>
          <table:table-cell office:value-type="string">
            <text:p>As an administrator I want to edit restrictions of the roles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oles</text:p>
          </table:table-cell>
          <table:table-cell office:value-type="string">
            <text:p>As an administrator I want to delete the role from the system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Settings</text:p>
          </table:table-cell>
          <table:table-cell office:value-type="string">
            <text:p>As an administrator I want to set settings for Languages, Social networks, Meeting rooms, Departments, Teams, Vacancy statuses, Stages, Countries, Cities, Event types and Sources of candidates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sers</text:p>
          </table:table-cell>
          <table:table-cell office:value-type="string">
            <text:p>As an administrator I want to add a new user to the system so that the new user gets an e-mail notification with his logain and password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6">
          <table:table-cell/>
        </table:table-row>
      </table:table>
      <table:database-ranges>
        <table:database-range table:name="__Anonymous_Sheet_DB__1" table:target-range-address="Sheet1.A1:Sheet1.E2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4/06/2016</text:date>, <text:time>18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1S</meta:editing-duration>
    <meta:editing-cycles>7</meta:editing-cycles>
    <meta:generator>OpenOffice/4.1.2$Win32 OpenOffice.org_project/412m3$Build-9782</meta:generator>
    <dc:date>2016-04-06T18:02:16.86</dc:date>
    <dc:creator>Юлия Сидорук</dc:creator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